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864" officeooo:paragraph-rsid="000ed864"/>
    </style:style>
    <style:style style:name="P2" style:family="paragraph" style:parent-style-name="Standard">
      <style:text-properties officeooo:rsid="0010dff9" officeooo:paragraph-rsid="0010dff9"/>
    </style:style>
    <style:style style:name="P3" style:family="paragraph" style:parent-style-name="Preformatted_20_Text">
      <style:text-properties fo:color="#000000" style:font-name="DejaVu Sans Mono" fo:font-size="9pt" officeooo:rsid="0010dff9" officeooo:paragraph-rsid="0010dff9"/>
    </style:style>
    <style:style style:name="P4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808080"/>
    </style:style>
    <style:style style:name="T1" style:family="text">
      <style:text-properties style:text-position="super 58%"/>
    </style:style>
    <style:style style:name="T2" style:family="text">
      <style:text-properties officeooo:rsid="001079ee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fo:color="#808080"/>
    </style:style>
    <style:style style:name="T9" style:family="text">
      <style:text-properties fo:color="#808080" style:font-name="DejaVu Sans Mono" fo:font-size="9pt" fo:font-style="italic"/>
    </style:style>
    <style:style style:name="T10" style:family="text">
      <style:text-properties fo:color="#808080" style:font-name="DejaVu Sans Mono" fo:font-size="9pt" fo:font-style="italic" officeooo:rsid="0010dff9"/>
    </style:style>
    <style:style style:name="T11" style:family="text">
      <style:text-properties fo:color="#0000ff" style:font-name="DejaVu Sans Mono" fo:font-size="9pt"/>
    </style:style>
    <style:style style:name="T12" style:family="text">
      <style:text-properties fo:color="#660099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1</text:p>
      <text:p text:style-name="P1">One may implement the Euclidean distance function by (x-y)<text:span text:style-name="T1">T</text:span>(x-y) where x and y are the D minesional vectors that you wish to calculate the distance between, <text:span text:style-name="T2">by noticing that the one dimensional case (x-y)(x-y) yields x^2 + 2xy + y^2. <text:s/>Thus each entry will be X*X^T + 2*XY^T + Y*Y^T</text:span></text:p>
      <text:p text:style-name="P1"/>
      <text:p text:style-name="P2">1.2</text:p>
      <text:p text:style-name="P2"/>
      <text:p text:style-name="P3"><text:span text:style-name="T3">def </text:span>euclideanDistance(X, Y):</text:p>
      <text:p text:style-name="P5"><text:s text:c="4"/><text:span text:style-name="T9">#square all elements of both matrices</text:span></text:p>
      <text:p text:style-name="P5"><text:span text:style-name="T8"><text:s text:c="4"/></text:span><text:span text:style-name="T6">XX = tf.square(X)</text:span></text:p>
      <text:p text:style-name="P5"><text:s text:c="4"/><text:span text:style-name="T6">YY = tf.square(Y)</text:span></text:p>
      <text:p text:style-name="P5"><text:s text:c="4"/><text:span text:style-name="T9">#sum all squares of EACH sample</text:span></text:p>
      <text:p text:style-name="P5"><text:span text:style-name="T8"><text:s text:c="4"/></text:span><text:span text:style-name="T6">XX_sum = tf.reduce_sum(XX, </text:span><text:span text:style-name="T11">1</text:span><text:span text:style-name="T6">)</text:span></text:p>
      <text:p text:style-name="P5"><text:s text:c="4"/><text:span text:style-name="T6">YY_sum = tf.reduce_sum(YY, </text:span><text:span text:style-name="T11">1</text:span><text:span text:style-name="T6">)</text:span></text:p>
      <text:p text:style-name="P5"><text:s text:c="4"/><text:span text:style-name="T9">#mult</text:span><text:span text:style-name="T10">iply sample by cluster</text:span></text:p>
      <text:p text:style-name="P5"><text:span text:style-name="T8"><text:s text:c="4"/></text:span><text:span text:style-name="T6">XY = </text:span><text:span text:style-name="T11">2</text:span><text:span text:style-name="T6">*tf.matmul(X, Y, </text:span><text:span text:style-name="T12">transpose_b</text:span><text:span text:style-name="T6">=</text:span><text:span text:style-name="T4">True</text:span><text:span text:style-name="T6">)</text:span></text:p>
      <text:p text:style-name="P5"><text:s text:c="4"/><text:span text:style-name="T6">XX_reshape = tf.reshape(XX_sum, [tf.shape(XX_sum).eval()[</text:span><text:span text:style-name="T11">0</text:span><text:span text:style-name="T6">],</text:span><text:span text:style-name="T11">1</text:span><text:span text:style-name="T6">])</text:span></text:p>
      <text:p text:style-name="P5"><text:s text:c="4"/><text:span text:style-name="T6">dists = tf.sub(tf.add(XX_reshape, YY_sum), XY)</text:span></text:p>
      <text:p text:style-name="P4"><text:span text:style-name="T8"><text:s text:c="4"/></text:span><text:span text:style-name="T5">return </text:span><text:span text:style-name="T6">dist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0:28:13.640967357</meta:creation-date>
    <dc:date>2016-03-26T01:24:58.875474706</dc:date>
    <meta:editing-duration>PT4H26M24S</meta:editing-duration>
    <meta:editing-cycles>1</meta:editing-cycles>
    <meta:document-statistic meta:table-count="0" meta:image-count="0" meta:object-count="0" meta:page-count="1" meta:paragraph-count="15" meta:word-count="101" meta:character-count="707" meta:non-whitespace-character-count="576"/>
    <meta:generator>LibreOffice/4.2.8.2$Linux_X86_64 LibreOffice_project/420m0$Build-2</meta:generator>
  </office:meta>
</office:document-meta>
</file>